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73f77" officeooo:paragraph-rsid="00173f77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T1" style:family="text">
      <style:text-properties officeooo:rsid="00193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-Schema <text:span text:style-name="T1">der statischen Produktdaten</text:span></text:p>
      <text:p text:style-name="P1"/>
      <text:p text:style-name="P1"/>
      <text:p text:style-name="P2">{</text:p>
      <text:p text:style-name="P2"><text:s text:c="4"/>"$schema": "http://json-schema.org/draft-04/schema#",</text:p>
      <text:p text:style-name="P2"><text:s text:c="4"/>"type": "object",</text:p>
      <text:p text:style-name="P2"><text:s text:c="4"/>"properties": {</text:p>
      <text:p text:style-name="P2"><text:s text:c="8"/>"roomtype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subMenuText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,</text:p>
      <text:p text:style-name="P2"><text:s text:c="20"/>"capacity": {</text:p>
      <text:p text:style-name="P2"><text:s text:c="24"/>"type": "integer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subMenuText",</text:p>
      <text:p text:style-name="P2"><text:s text:c="20"/>"listText",</text:p>
      <text:p text:style-name="P2"><text:s text:c="20"/>"pricingBasisText",</text:p>
      <text:p text:style-name="P2"><text:s text:c="20"/>"capacity"</text:p>
      <text:p text:style-name="P2"><text:s text:c="16"/>]</text:p>
      <text:p text:style-name="P2"><text:s text:c="12"/>}</text:p>
      <text:p text:style-name="P2"><text:s text:c="8"/>},</text:p>
      <text:p text:style-name="P2"><text:s text:c="8"/>"boarding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,</text:p>
      <text:p text:style-name="P2"><text:s text:c="8"/>"special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oft-page-break/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</text:p>
      <text:p text:style-name="P2"><text:s text:c="4"/>},</text:p>
      <text:p text:style-name="P2"><text:s text:c="4"/>"required": [</text:p>
      <text:p text:style-name="P2"><text:s text:c="8"/>"roomtypes",</text:p>
      <text:p text:style-name="P2"><text:s text:c="8"/>"boardings",</text:p>
      <text:p text:style-name="P2"><text:s text:c="8"/>"specials"</text:p>
      <text:p text:style-name="P2"><text:s text:c="4"/>]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5S</meta:editing-duration>
    <meta:editing-cycles>9</meta:editing-cycles>
    <meta:generator>LibreOffice/5.1.2.2$Windows_X86_64 LibreOffice_project/d3bf12ecb743fc0d20e0be0c58ca359301eb705f</meta:generator>
    <dc:date>2016-05-27T07:06:23.498000000</dc:date>
    <meta:document-statistic meta:table-count="0" meta:image-count="0" meta:object-count="0" meta:page-count="2" meta:paragraph-count="86" meta:word-count="133" meta:character-count="2338" meta:non-whitespace-character-count="923"/>
    <meta:user-defined meta:name="Info 1"/>
    <meta:user-defined meta:name="Info 2"/>
    <meta:user-defined meta:name="Info 3"/>
    <meta:user-defined meta:name="Info 4"/>
  </office:meta>
</office:document-meta>
</file>